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Neue" svg:font-family="HelveticaNeue"/>
    <style:font-face style:name="Arial" svg:font-family="Arial"/>
    <style:font-face style:name="AktivGrotesk-Regular" svg:font-family="AktivGrotesk-Regula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ext-properties style:font-name="HelveticaNeue" style:font-name-asian="HelveticaNeue" style:font-name-complex="HelveticaNeue" fo:font-size="8pt" style:font-size-asian="8pt" style:font-size-complex="8pt"/>
    </style:style>
    <style:style style:name="ce4" style:family="table-cell" style:parent-style-name="Default" style:data-style-name="N0">
      <style:table-cell-properties style:vertical-align="middle"/>
      <style:text-properties style:font-name="HelveticaNeue" style:font-name-asian="HelveticaNeue" style:font-name-complex="HelveticaNeue" fo:font-size="10pt" style:font-size-asian="10pt" style:font-size-complex="10pt"/>
    </style:style>
    <style:style style:name="ce5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ext-properties fo:color="#181818" style:font-name="AktivGrotesk-Regular" style:font-name-asian="AktivGrotesk-Regular" style:font-name-complex="AktivGrotesk-Regular" fo:font-size="8pt" style:font-size-asian="8pt" style:font-size-complex="8pt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7.0485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4.085166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4.52966666666667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3.7888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73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PMAA001C99JER0050110</text:p>
          </table:table-cell>
          <table:table-cell office:value-type="string" table:style-name="ce1">
            <text:p>PARIS SPRAYED T-SHIRT</text:p>
          </table:table-cell>
          <table:table-cell office:value-type="float" office:value="195" table:style-name="ce1">
            <text:p>195</text:p>
          </table:table-cell>
          <table:table-cell office:value-type="float" office:value="195" table:style-name="ce1">
            <text:p>195</text:p>
          </table:table-cell>
          <table:table-cell office:value-type="string" table:style-name="ce2">
            <text:p>SHORT SLEEVES T-SHIRT IN WHITE WITH BLACK SPRAYED PRINT AT FRONT. CREW NECK. LOGO AND "PARIS" PRINTED IN BLACK AT FRONT. STRAIGHT HEM. 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 Angels</text:p>
          </table:table-cell>
          <table:table-cell table:style-name="ce1"/>
          <table:table-cell office:value-type="string" table:style-name="ce1">
            <text:p>PalmAngels, T-Shirt, White, Printed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PMAA001C99JER0171010</text:p>
          </table:table-cell>
          <table:table-cell office:value-type="string" table:style-name="ce1">
            <text:p>PARIS SPRAYED T-SHIRT</text:p>
          </table:table-cell>
          <table:table-cell office:value-type="float" office:value="195" table:style-name="ce1">
            <text:p>195</text:p>
          </table:table-cell>
          <table:table-cell office:value-type="float" office:value="195" table:style-name="ce1">
            <text:p>195</text:p>
          </table:table-cell>
          <table:table-cell office:value-type="string" table:style-name="ce4">
            <text:p>SHORT SLEEVES T-SHIRT IN BLACK WITH BLACK SPRAYED PRINT AT FRONT. CREW NECK. LOGO AND "PARIS" PRINTED IN WHITE AT FRONT. STRAIGHT HEM. 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 Angels</text:p>
          </table:table-cell>
          <table:table-cell table:style-name="ce1"/>
          <table:table-cell office:value-type="string" table:style-name="ce1">
            <text:p>PalmAngels, T-Shirt, Black, Printed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MAB001S23JER0021055</text:p>
          </table:table-cell>
          <table:table-cell office:value-type="string" table:style-name="ce1">
            <text:p>PALMS&amp;SKULL LONG SLEEVED OVER TEE</text:p>
          </table:table-cell>
          <table:table-cell office:value-type="float" office:value="495" table:style-name="ce1">
            <text:p>495</text:p>
          </table:table-cell>
          <table:table-cell office:value-type="float" office:value="495" table:style-name="ce1">
            <text:p>495</text:p>
          </table:table-cell>
          <table:table-cell office:value-type="string" table:style-name="ce4">
            <text:p>LONG SLEEVES T-SHIRT IN BLACK COTTON FEATURING "PALM ANGELS" BURNING LOGO AT FRONT AND BACK. PALM TREE &amp; SKULLS GRAPHIC AT HEM. CREWNECK COLLAR AND REGULAR FIT.</text:p>
            <text:p>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 Angels</text:p>
          </table:table-cell>
          <table:table-cell table:style-name="ce1"/>
          <table:table-cell office:value-type="string" table:style-name="ce1">
            <text:p>PalmAngels, T-Shirt, Black, Printed, Long Sleev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MAA066S23JER0021084</text:p>
          </table:table-cell>
          <table:table-cell office:value-type="string" table:style-name="ce1">
            <text:p>I LOVE PA CLASSIC TEE</text:p>
          </table:table-cell>
          <table:table-cell office:value-type="float" office:value="235" table:style-name="ce1">
            <text:p>235</text:p>
          </table:table-cell>
          <table:table-cell office:value-type="float" office:value="235" table:style-name="ce1">
            <text:p>235</text:p>
          </table:table-cell>
          <table:table-cell office:value-type="string" table:style-name="ce2">
            <text:p>SHORT SLEEVES T-SHIRT IN BLACK COTTON WITH MULTICOLOR I LOVE PA GRAPHIC PRINTED AT FRONT. REGULAR FIT.</text:p>
            <text:p>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 Angels</text:p>
          </table:table-cell>
          <table:table-cell table:style-name="ce1"/>
          <table:table-cell office:value-type="string" table:style-name="ce1">
            <text:p>PalmAngels, T-Shirt, Black, Printed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UJN847_12VV_F0002_S_231</text:p>
          </table:table-cell>
          <table:table-cell office:value-type="string" table:style-name="ce1">
            <text:p>Prada Triangle Cotton T-shirt</text:p>
          </table:table-cell>
          <table:table-cell office:value-type="float" office:value="760" table:style-name="ce1">
            <text:p>760</text:p>
          </table:table-cell>
          <table:table-cell office:value-type="float" office:value="760" table:style-name="ce1">
            <text:p>760</text:p>
          </table:table-cell>
          <table:table-cell office:value-type="string" table:style-name="ce2">
            <text:p>An oversized decorative trim evoking details of Tyrolean style is reinvented with a modern twist, creating the unusual, conceptual graphic designs that enrich this classic cotton T-shirt.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rada</text:p>
          </table:table-cell>
          <table:table-cell table:style-name="ce1"/>
          <table:table-cell office:value-type="string" table:style-name="ce1">
            <text:p>Prada, T-Shirt, White, Printed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MAA001C99JER0241055</text:p>
          </table:table-cell>
          <table:table-cell office:value-type="string" table:style-name="ce1">
            <text:p>STAR SPRAYED T-SHIRT</text:p>
          </table:table-cell>
          <table:table-cell office:value-type="float" office:value="195" table:style-name="ce1">
            <text:p>195</text:p>
          </table:table-cell>
          <table:table-cell office:value-type="float" office:value="195" table:style-name="ce1">
            <text:p>195</text:p>
          </table:table-cell>
          <table:table-cell office:value-type="string" table:style-name="ce2">
            <text:p>SHORT SLEEVES T-SHIRT IN BLACK COTTON WITH "PALM ANGELS" LOGO AND A GREEN SPRAYED STAR GRAPHIC PRINTED AT FRONT. CREWNECK COLLAR AND DROP SHOULDERS.FABRIC 100% COTTON</text:p>
          </table:table-cell>
          <table:table-cell office:value-type="string" table:style-name="ce1">
            <text:p>T-Shirt</text:p>
          </table:table-cell>
          <table:table-cell office:value-type="string" table:style-name="ce1">
            <text:p>Palm Angels</text:p>
          </table:table-cell>
          <table:table-cell table:style-name="ce1"/>
          <table:table-cell office:value-type="string" table:style-name="ce1">
            <text:p>PalmAngels, T-Shirt, Black, Printed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727163TNVR31070</text:p>
          </table:table-cell>
          <table:table-cell office:value-type="string" table:style-name="ce1">
            <text:p>MIRROR BALENCIAGA HOODIE OVERSIZED IN BLACK</text:p>
          </table:table-cell>
          <table:table-cell office:value-type="float" office:value="895" table:style-name="ce1">
            <text:p>895</text:p>
          </table:table-cell>
          <table:table-cell office:value-type="float" office:value="895" table:style-name="ce1">
            <text:p>895</text:p>
          </table:table-cell>
          <table:table-cell office:value-type="string" table:style-name="ce2">
            <text:p>• Medium fleece</text:p>
            <text:p>• This item is unisex</text:p>
            <text:p>• Oversize fit</text:p>
            <text:p>• Hood without drawstring</text:p>
            <text:p>• Dropped shoulder</text:p>
            <text:p>• 1 kangaroo pocket on front</text:p>
            <text:p>• Gathered at cuffs and waistline</text:p>
            <text:p>• Mirror Balenciaga artwork printed at front</text:p>
            <text:p>• Made in Portugal</text:p>
            <text:p>• Cold machine wash</text:p>
          </table:table-cell>
          <table:table-cell office:value-type="string" table:style-name="ce1">
            <text:p>Hoodie</text:p>
          </table:table-cell>
          <table:table-cell office:value-type="string" table:style-name="ce1">
            <text:p>Balenciaga</text:p>
          </table:table-cell>
          <table:table-cell table:style-name="ce1"/>
          <table:table-cell office:value-type="string" table:style-name="ce1">
            <text:p>Balenciaga, Hoodie, Black, Oversized, Printed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620973TNVQ11059</text:p>
          </table:table-cell>
          <table:table-cell office:value-type="string" table:style-name="ce1">
            <text:p>HAND DRAWN BB ICON HOODIE LARGE FIT IN BLACK</text:p>
          </table:table-cell>
          <table:table-cell office:value-type="float" office:value="850" table:style-name="ce1">
            <text:p>850</text:p>
          </table:table-cell>
          <table:table-cell office:value-type="float" office:value="850" table:style-name="ce1">
            <text:p>850</text:p>
          </table:table-cell>
          <table:table-cell office:value-type="string" table:style-name="ce2">
            <text:p>• Curly fleece</text:p>
            <text:p>• Large fit</text:p>
            <text:p>• Hood without drawstring</text:p>
            <text:p>• 1 kangaroo pocket on front</text:p>
            <text:p>• Gathered at cuffs and waistline</text:p>
            <text:p>• Hand Drawn BB Icon artwork printed at front and back</text:p>
            <text:p>• Worn-out effect</text:p>
            <text:p>• Made in Portugal</text:p>
            <text:p>• Dry cleaning</text:p>
          </table:table-cell>
          <table:table-cell office:value-type="string" table:style-name="ce1">
            <text:p>Hoodie</text:p>
          </table:table-cell>
          <table:table-cell office:value-type="string" table:style-name="ce1">
            <text:p>Balenciaga</text:p>
          </table:table-cell>
          <table:table-cell table:style-name="ce1"/>
          <table:table-cell office:value-type="string" table:style-name="ce1">
            <text:p>Armani, Hoodie, Black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3R1MDN1JWPZ10920</text:p>
          </table:table-cell>
          <table:table-cell office:value-type="string" table:style-name="ce1">
            <text:p>Heavy-jersey hooded sweatshirt with bold rubberised logo</text:p>
          </table:table-cell>
          <table:table-cell office:value-type="float" office:value="345" table:style-name="ce1">
            <text:p>345</text:p>
          </table:table-cell>
          <table:table-cell office:value-type="float" office:value="345" table:style-name="ce1">
            <text:p>345</text:p>
          </table:table-cell>
          <table:table-cell office:value-type="string" table:style-name="ce6">
            <text:p>Heavyweight hooded sweatshirt in pure cotton jersey. Featuring a bold logo in matching-tone rubber print on the front and back, an affirmation that the Emporio Armani logo is still a constant of undeniable style. Brushed lining.</text:p>
          </table:table-cell>
          <table:table-cell office:value-type="string" table:style-name="ce1">
            <text:p>Hoodie</text:p>
          </table:table-cell>
          <table:table-cell office:value-type="string" table:style-name="ce1">
            <text:p>Armani</text:p>
          </table:table-cell>
          <table:table-cell table:style-name="ce1"/>
          <table:table-cell office:value-type="string" table:style-name="ce1">
            <text:p>Armani, Hoodie, Black, Large, Printed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3R1GC11NNIZ10999</text:p>
          </table:table-cell>
          <table:table-cell office:value-type="string" table:style-name="ce1">
            <text:p>Water-repellent two-way stretch technical nylon jacket</text:p>
          </table:table-cell>
          <table:table-cell office:value-type="float" office:value="525" table:style-name="ce1">
            <text:p>525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The perfect fusion of a flawless fit and a matte, stretchy, performance fabric creates a garment designed to naturally follow every movement. Jacket with zip fastening and side pockets. The garment also features several standout technical properties: it is water-repellent and stretchy.</text:p>
          </table:table-cell>
          <table:table-cell office:value-type="string" table:style-name="ce1">
            <text:p>Jacket</text:p>
          </table:table-cell>
          <table:table-cell office:value-type="string" table:style-name="ce1">
            <text:p>Emporio Armani</text:p>
          </table:table-cell>
          <table:table-cell table:style-name="ce1"/>
          <table:table-cell office:value-type="string" table:style-name="ce1">
            <text:p>EA, WaterRep, Nylon, Blazer, Quilted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3R1GC01NRIZ10999</text:p>
          </table:table-cell>
          <table:table-cell office:value-type="string" table:style-name="ce1">
            <text:p>Quilted water-repellent recycled nylon blazer with detachable inner panel</text:p>
          </table:table-cell>
          <table:table-cell office:value-type="float" office:value="675" table:style-name="ce1">
            <text:p>675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An outerwear garment made from a sustainable, unique and exclusive Korean fabric, in a deep colour, with good climatic resistance and exceptional durability, thanks to the very high-quality texture made from recycled nylon fibres, a reduced use of chemicals and the lower amount of waste consequently produced. Another distinctive feature of the piece is that it is water-repellent. Blazer with lapels and two fastening press studs. The matching full-zip detachable inner panel can be removed using the zip and it has a drawstring at the collar. The garment is accompanied by a green Armani Sustainability Project tag.</text:p>
          </table:table-cell>
          <table:table-cell office:value-type="string" table:style-name="ce1">
            <text:p>Jacket</text:p>
          </table:table-cell>
          <table:table-cell office:value-type="string" table:style-name="ce1">
            <text:p>Emporio Armani</text:p>
          </table:table-cell>
          <table:table-cell table:style-name="ce1"/>
          <table:table-cell office:value-type="string" table:style-name="ce1">
            <text:p>EA, WaterRep, Nylon, Jacket, Black, Technical<text:s/></text:p>
          </table:table-cell>
          <table:table-cell table:number-columns-repeated="16375"/>
        </table:table-row>
        <table:table-row table:style-name="ro1">
          <table:table-cell office:value-type="float" office:value="80582761" table:style-name="ce7">
            <text:p>80582761</text:p>
          </table:table-cell>
          <table:table-cell office:value-type="string" table:style-name="ce8">
            <text:p>Soho Heritage Harrington Jacket</text:p>
          </table:table-cell>
          <table:table-cell office:value-type="float" office:value="1550" table:style-name="ce1">
            <text:p>1550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A casual style suited to milder climes, made in Yorkshire from shower-resistant gabardine.</text:p>
          </table:table-cell>
          <table:table-cell office:value-type="string" table:style-name="ce1">
            <text:p>Jacket</text:p>
          </table:table-cell>
          <table:table-cell office:value-type="string" table:style-name="ce1">
            <text:p>Burberry</text:p>
          </table:table-cell>
          <table:table-cell table:style-name="ce1"/>
          <table:table-cell office:value-type="string" table:style-name="ce1">
            <text:p>Burberry,Checkered, Cotton, Black</text:p>
          </table:table-cell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Neue" svg:font-family="HelveticaNeue"/>
    <style:font-face style:name="Arial" svg:font-family="Arial"/>
    <style:font-face style:name="AktivGrotesk-Regular" svg:font-family="AktivGrotesk-Regula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Harsh Khatri</meta:initial-creator>
    <dc:creator>Harsh Khatri</dc:creator>
    <meta:creation-date>2023-02-16T14:21:23Z</meta:creation-date>
    <dc:date>2023-03-03T02:16:05Z</dc:date>
  </office:meta>
</office:document-meta>
</file>